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officeooo:rsid="008c59fd" officeooo:paragraph-rsid="00895c23"/>
    </style:style>
    <style:style style:name="P2" style:family="paragraph" style:parent-style-name="Standard">
      <style:text-properties officeooo:rsid="00f6d72d" officeooo:paragraph-rsid="00f6d72d"/>
    </style:style>
    <style:style style:name="P3" style:family="paragraph" style:parent-style-name="Bibliography_20_1">
      <style:paragraph-properties>
        <style:tab-stops/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<text:bibliography-mark text:identifier="MGV00" text:bibliography-type="book" text:author="Marcelly, Bernard - Godard, Laurent" text:publisher="Eyrolles" text:title="Programmation OOo et LibreOffice" text:year="2011" text:custom1="Français" text:isbn="9782212132472">[1]</text:bibliography-mark></text:p>
        <text:p text:style-name="P2">awd</text:p>
        <text:p text:style-name="P2">a</text:p>
        <text:p text:style-name="P2">awd</text:p>
        <text:p text:style-name="P2">awd</text:p>
        <text:p text:style-name="P2"><text:bibliography-mark text:identifier="AVV00" text:bibliography-type="book" text:pages="72" text:publisher="Open Source Press" text:title="LibreOffice" text:year="2011" text:custom1="English" text:isbn="9783941841529">[2]</text:bibliography-mark></text:p>
        <text:p text:style-name="P2">awd</text:p>
        <text:p text:style-name="P2">aw</text:p>
        <text:p text:style-name="P2">da</text:p>
        <text:p text:style-name="P2">awd</text:p>
        <text:p text:style-name="P2"/>
        <text:bibliography text:style-name="Sect1" text:protected="true" text:name="Bibliography1">
          <text:bibliography-source>
            <text:index-title-template text:style-name="Bibliography_20_Heading">Bibliography</text:index-title-template>
            <text:bibliography-entry-template text:bibliography-type="article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book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booklet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conference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custom1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custom2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custom3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custom4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custom5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email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inbook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incollection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inproceedings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journal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manual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mastersthesis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misc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  <text:index-entry-span>, </text:index-entry-span>
              <text:index-entry-bibliography text:bibliography-data-field="url"/>
            </text:bibliography-entry-template>
            <text:bibliography-entry-template text:bibliography-type="phdthesis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proceedings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techreport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unpublished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www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</text:bibliography-source>
          <text:index-body>
            <text:index-title text:style-name="Sect1" text:name="Bibliography1_Head" text:protected="true">
              <text:p text:style-name="Bibliography_20_Heading">Bibliography</text:p>
            </text:index-title>
            <text:p text:style-name="P3">1: Marcelly, Bernard - Godard, Laurent, Programmation OOo et LibreOffice, 2011</text:p>
            <text:p text:style-name="P3">2: , LibreOffice, 2011</text:p>
          </text:index-body>
        </text:bibliography>
        <text:p text:style-name="P2"/>
        <text:p text:style-name="P2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0pt" fo:language="fr" fo:country="FR" style:letter-kerning="true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0pt" fo:language="fr" fo:country="FR" style:letter-kerning="true" style:font-name-asian="Tahoma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  <style:text-properties style:font-name="Times New Roman1" fo:font-family="'Times New Roman'" style:font-style-name="Regular" style:font-family-generic="roman" style:font-pitch="variable" fo:font-size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start" style:justify-single-word="false" style:page-number="auto" fo:break-before="page">
        <style:tab-stops/>
      </style:paragraph-properties>
      <style:text-properties fo:text-transform="uppercase" style:font-name="Times New Roman" fo:font-family="'Times New Roman'" style:font-style-name="Bold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List" style:family="paragraph" style:parent-style-name="Text_20_body" style:class="list"/>
    <style:style style:name="List_20_2" style:display-name="List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 style:master-page-name="">
      <style:paragraph-properties fo:margin-left="1.27cm" fo:margin-top="0cm" fo:margin-bottom="0.212cm" style:contextual-spacing="false" fo:text-indent="-0.635cm" style:auto-text-indent="false" style:page-number="auto"/>
      <style:text-properties fo:font-size="11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 fo:text-align="start" style:justify-single-word="false"/>
      <style:text-properties style:font-name="Times New Roman" fo:font-family="'Times New Roman'" style:font-style-name="Bold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 fo:text-align="start" style:justify-single-word="false"/>
      <style:text-properties style:font-name="Times New Roman" fo:font-family="'Times New Roman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sky-fakulta" style:family="paragraph" style:parent-style-name="Contents_20_Heading" style:master-page-name="">
      <style:paragraph-properties fo:text-align="center" style:justify-single-word="false" style:page-number="auto"/>
      <style:text-properties fo:text-transform="uppercase" style:font-name="Times New Roman" fo:font-family="'Times New Roman'" style:font-style-name="Bold" style:font-family-generic="roman" style:font-pitch="variable" fo:font-size="18pt"/>
    </style:style>
    <style:style style:name="desky-nazev-prace" style:family="paragraph" style:parent-style-name="desky-fakulta">
      <style:paragraph-properties fo:margin-left="0cm" fo:margin-top="7.05cm" fo:margin-bottom="0.21cm" style:contextual-spacing="false"/>
      <style:text-properties style:font-name="Times New Roman" fo:font-family="'Times New Roman'" style:font-style-name="Bold" style:font-family-generic="roman" style:font-pitch="variable"/>
    </style:style>
    <style:style style:name="desky-rok-a-jmeno" style:family="paragraph" style:parent-style-name="Contents_20_Heading" style:master-page-name="">
      <style:paragraph-properties fo:margin-left="0cm" fo:margin-top="10.58cm" fo:margin-bottom="0.21cm" style:contextual-spacing="false" fo:text-align="center" style:justify-single-word="false" style:page-number="auto">
        <style:tab-stops>
          <style:tab-stop style:position="2cm"/>
          <style:tab-stop style:position="13.989cm" style:type="right"/>
        </style:tab-stops>
      </style:paragraph-properties>
      <style:text-properties fo:text-transform="uppercase" style:font-name="Times New Roman" fo:font-family="'Times New Roman'" style:font-style-name="Bold" style:font-family-generic="roman" style:font-pitch="variable" fo:font-size="14pt"/>
    </style:style>
    <style:style style:name="uvodni-tema" style:family="paragraph" style:parent-style-name="desky-fakulta">
      <style:paragraph-properties fo:margin-top="7.05cm" fo:margin-bottom="0.21cm" style:contextual-spacing="false"/>
      <style:text-properties fo:font-size="26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uvodni-autor" style:family="paragraph" style:parent-style-name="desky-rok-a-jmeno">
      <style:paragraph-properties fo:margin-top="1.071cm" fo:margin-bottom="0.21cm" style:contextual-spacing="false"/>
      <style:text-properties fo:font-size="20pt" officeooo:rsid="00bda2c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cs" fo:country="CZ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e56ea5" officeooo:paragraph-rsid="00e56ea5"/>
    </style:style>
    <style:style style:name="MP2" style:family="paragraph" style:parent-style-name="Footer">
      <style:text-properties officeooo:paragraph-rsid="009ade57"/>
    </style:style>
    <style:style style:name="MP3" style:family="paragraph" style:parent-style-name="Header">
      <style:text-properties officeooo:rsid="005fcfd7" officeooo:paragraph-rsid="005fcf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Standard1" style:page-layout-name="Mpm2" draw:style-name="Mdp1">
      <style:header>
        <text:p text:style-name="Header"/>
      </style:header>
    </style:master-page>
    <style:master-page style:name="Druhy" style:page-layout-name="Mpm3" draw:style-name="Mdp1">
      <style:header>
        <text:p text:style-name="MP1">Zahlavi</text:p>
      </style:header>
      <style:header-first>
        <text:p text:style-name="Header_20_left"/>
      </style:header-first>
      <style:footer>
        <text:p text:style-name="Footer"><text:page-number text:select-page="current">10</text:page-number></text:p>
      </style:footer>
      <style:footer-first>
        <text:p text:style-name="MP2"><text:page-number text:select-page="current">1</text:page-number></text:p>
      </style:footer-first>
    </style:master-page>
    <style:master-page style:name="Treti" style:page-layout-name="Mpm4" draw:style-name="Mdp1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1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  <style:master-page style:name="Ctrvrty" style:page-layout-name="Mpm3" draw:style-name="Mdp1">
      <style:header>
        <text:p text:style-name="MP3">awdaw</text:p>
      </style:header>
      <style:header-first>
        <text:p text:style-name="MP3">awdaw</text:p>
      </style:header-first>
      <style:footer>
        <text:p text:style-name="Footer"><text:page-number text:select-page="current">0</text:page-number></text:p>
      </style:footer>
      <style:footer-first>
        <text:p text:style-name="Footer"><text:page-number text:select-page="current">0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/>
    <dc:subject/>
    <dc:description/>
    <dc:date>2026-04-03T11:22:37.002700000</dc:date>
    <meta:generator>LibreOffice/25.8.3.2$MacOSX_AARCH64 LibreOffice_project/8ca8d55c161d602844f5428fa4b58097424e324e</meta:generator>
    <meta:initial-creator/>
    <meta:creation-date>2025-12-28T20:01:58.000</meta:creation-date>
    <meta:keyword/>
    <meta:editing-duration>P3DT16H20M23S</meta:editing-duration>
    <meta:editing-cycles>178</meta:editing-cycles>
    <meta:document-statistic meta:table-count="0" meta:image-count="0" meta:object-count="0" meta:page-count="1" meta:paragraph-count="20" meta:word-count="33" meta:character-count="160" meta:non-whitespace-character-count="147"/>
    <meta:user-defined meta:name="Category"/>
    <meta:user-defined meta:name="Company"/>
    <meta:user-defined meta:name="IndividualWorkKey"/>
    <meta:user-defined meta:name="Manager"/>
  </office:meta>
</office:document-meta>
</file>